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7" style:family="paragraph" style:parent-style-name="Footnote">
      <style:text-properties style:font-name="Liberation Sans" fo:language="en" fo:country="GB" officeooo:paragraph-rsid="10332ca5"/>
    </style:style>
    <style:style style:name="P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1" style:family="paragraph" style:parent-style-name="Footnote">
      <style:text-properties style:font-name="Liberation Sans" officeooo:paragraph-rsid="10294eb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Footnote">
      <style:text-properties officeooo:paragraph-rsid="0f40045a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text-properties officeooo:rsid="10048e31" officeooo:paragraph-rsid="10048e31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c8b5238"/>
    </style:style>
    <style:style style:name="P79" style:family="paragraph" style:parent-style-name="Standard">
      <style:paragraph-properties fo:text-align="center" style:justify-single-word="false"/>
      <style:text-properties officeooo:paragraph-rsid="0d1ec96e"/>
    </style:style>
    <style:style style:name="P80" style:family="paragraph" style:parent-style-name="Standard">
      <style:paragraph-properties fo:text-align="center" style:justify-single-word="false"/>
      <style:text-properties officeooo:paragraph-rsid="0e03342d"/>
    </style:style>
    <style:style style:name="P81" style:family="paragraph" style:parent-style-name="Standard">
      <style:paragraph-properties fo:text-align="center" style:justify-single-word="false"/>
      <style:text-properties officeooo:paragraph-rsid="0d8c21b9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32d702"/>
    </style:style>
    <style:style style:name="P86" style:family="paragraph" style:parent-style-name="Standard">
      <style:paragraph-properties fo:text-align="center" style:justify-single-word="false"/>
      <style:text-properties officeooo:paragraph-rsid="0fd58c4e"/>
    </style:style>
    <style:style style:name="P87" style:family="paragraph" style:parent-style-name="Standard">
      <style:paragraph-properties fo:text-align="center" style:justify-single-word="false"/>
      <style:text-properties officeooo:paragraph-rsid="0e0bda5c"/>
    </style:style>
    <style:style style:name="P88" style:family="paragraph" style:parent-style-name="Standard">
      <style:paragraph-properties fo:text-align="center" style:justify-single-word="false"/>
      <style:text-properties officeooo:paragraph-rsid="10178c94"/>
    </style:style>
    <style:style style:name="P89" style:family="paragraph" style:parent-style-name="Standard">
      <style:paragraph-properties fo:text-align="center" style:justify-single-word="false"/>
      <style:text-properties officeooo:paragraph-rsid="1035cc54"/>
    </style:style>
    <style:style style:name="P90" style:family="paragraph" style:parent-style-name="Standard">
      <style:text-properties officeooo:paragraph-rsid="1018685d"/>
    </style:style>
    <style:style style:name="P91" style:family="paragraph" style:parent-style-name="Footnote">
      <style:text-properties officeooo:paragraph-rsid="10324795"/>
    </style:style>
    <style:style style:name="P92" style:family="paragraph" style:parent-style-name="Standard">
      <style:text-properties officeooo:rsid="1035cc54" officeooo:paragraph-rsid="1035cc54"/>
    </style:style>
    <style:style style:name="P93" style:family="paragraph" style:parent-style-name="Footnote">
      <style:text-properties officeooo:paragraph-rsid="0faa1a72" fo:background-color="transparent"/>
    </style:style>
    <style:style style:name="P94" style:family="paragraph" style:parent-style-name="Standard">
      <style:text-properties officeooo:paragraph-rsid="10435a16"/>
    </style:style>
    <style:style style:name="P95" style:family="paragraph" style:parent-style-name="Standard">
      <style:text-properties officeooo:paragraph-rsid="1047d1d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font-size="10pt" style:font-size-asian="10pt" style:font-size-complex="10pt"/>
    </style:style>
    <style:style style:name="T23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4" style:family="text">
      <style:text-properties style:text-line-through-style="none" style:text-line-through-type="none" style:font-name="Liberation Sans" style:text-underline-style="none" officeooo:rsid="0673d7fc"/>
    </style:style>
    <style:style style:name="T25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7" style:family="text">
      <style:text-properties style:text-line-through-style="none" style:text-line-through-type="none" style:font-name="Liberation Sans" style:text-underline-style="none" officeooo:rsid="0b0f3a36"/>
    </style:style>
    <style:style style:name="T258" style:family="text">
      <style:text-properties fo:language="en" fo:country="GB"/>
    </style:style>
    <style:style style:name="T259" style:family="text">
      <style:text-properties fo:language="en" fo:country="GB" officeooo:rsid="0e83c34e"/>
    </style:style>
    <style:style style:name="T260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1" style:family="text">
      <style:text-properties fo:language="en" fo:country="GB" officeooo:rsid="0f28d107"/>
    </style:style>
    <style:style style:name="T26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size="8pt" style:font-size-asian="8pt" style:font-size-complex="8pt" loext:padding="0.049cm" loext:border="0.31pt solid #000000"/>
    </style:style>
    <style:style style:name="T264" style:family="text">
      <style:text-properties style:font-name="Liberation Mono" fo:font-size="11pt" style:font-size-asian="11pt" style:font-size-complex="11pt"/>
    </style:style>
    <style:style style:name="T265" style:family="text">
      <style:text-properties officeooo:rsid="102b859b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1035cc54" style:font-weight-asian="bold" style:font-weight-complex="bold"/>
    </style:style>
    <style:style style:name="T268" style:family="text">
      <style:text-properties fo:font-weight="bold" officeooo:rsid="103b85c2" style:font-weight-asian="bold" style:font-weight-complex="bold"/>
    </style:style>
    <style:style style:name="T269" style:family="text">
      <style:text-properties officeooo:rsid="1035cc54"/>
    </style:style>
    <style:style style:name="T27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6"><text:span text:style-name="Strong_20_Emphasis"><text:span text:style-name="T154">Checklist for installing</text:span></text:span><text:span text:style-name="T193"> </text:span><text:span text:style-name="T193"><text:user-field-get text:name="Distro">Debian</text:user-field-get></text:span><text:span text:style-name="T194"><text:s/></text:span><text:span text:style-name="T194"><text:user-field-get text:name="Version">12</text:user-field-get></text:span><text:span text:style-name="Strong_20_Emphasis"><text:span text:style-name="T155"><text:s/></text:span></text:span><text:span text:style-name="Strong_20_Emphasis"><text:span text:style-name="T156">LTS</text:span></text:span><text:span text:style-name="T195"><text:note text:id="ftn1" text:note-class="footnote"><text:note-citation>1</text:note-citation><text:note-body><text:p text:style-name="P31"><text:span text:style-name="T181">L</text:span><text:span text:style-name="T182">TS stands for Long-Term Support, and this </text:span><text:span text:style-name="T189">June</text:span><text:span text:style-name="T183"> </text:span><text:span text:style-name="Strong_20_Emphasis"><text:span text:style-name="T100"><text:user-field-get text:name="Releaseyear">2023</text:user-field-get></text:span></text:span><text:span text:style-name="T185"><text:s/></text:span><text:span text:style-name="T190"><text:user-field-get text:name="Distro">Debian</text:user-field-get></text:span><text:span text:style-name="T191"><text:s/></text:span><text:span text:style-name="T191"><text:user-field-get text:name="Version">12</text:user-field-get></text:span><text:span text:style-name="Strong_20_Emphasis"><text:span text:style-name="T157"><text:s/></text:span></text:span><text:span text:style-name="T183">LTS </text:span><text:span text:style-name="T192"><text:user-field-get text:name="Edition">Desktop</text:user-field-get></text:span><text:span text:style-name="T183"><text:s/></text:span><text:span text:style-name="T184">(</text:span><text:span text:style-name="T182">codenamed</text:span><text:span text:style-name="T184"> </text:span><text:span text:style-name="T188">bookworm</text:span><text:span text:style-name="T184">) </text:span><text:span text:style-name="T182">will be </text:span><text:span text:style-name="T187">supported</text:span><text:span text:style-name="T182"> for five years until </text:span><text:span text:style-name="T189">June</text:span><text:span text:style-name="T183"> </text:span><text:span text:style-name="T181">202</text:span><text:span text:style-name="T189">8</text:span><text:span text:style-name="T186">.</text:span></text:p></text:note-body></text:note></text:span><text:span text:style-name="T196"> </text:span><text:span text:style-name="T196"><text:user-field-get text:name="Edition">Desktop</text:user-field-get></text:span><text:span text:style-name="T197">.</text:span></text:p>
      <text:p text:style-name="P51"/>
      <text:p text:style-name="P49"><text:span text:style-name="T17">Fill in the </text:span><text:span text:style-name="Strong_20_Emphasis"><text:span text:style-name="T245"><text:s/></text:span></text:span><text:span text:style-name="Strong_20_Emphasis"><text:span text:style-name="T246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60">user</text:span></text:span><text:span text:style-name="T205"><text:tab/><text:tab/></text:span><text:span text:style-name="T204"> <text:tab/><text:tab/><text:tab/></text:span><text:span text:style-name="T206"><draw:control text:anchor-type="as-char" svg:y="-0.429cm" draw:z-index="11" draw:name="Gebruiker 2" draw:style-name="gr2" draw:text-style-name="P102" svg:width="6.002cm" svg:height="0.6cm" draw:control="control12"><svg:title>Gebruiker</svg:title><svg:desc>Volledige naam, bijv. Jan Stek</svg:desc></draw:control></text:span><text:span text:style-name="T206"><text:tab/></text:span><text:span text:style-name="T207">[</text:span><text:span text:style-name="T208">full </text:span><text:span text:style-name="T200">na</text:span><text:span text:style-name="T201">me,</text:span><text:span text:style-name="T200"> </text:span><text:span text:style-name="T201">e.g.</text:span><text:span text:style-name="T200"> </text:span><text:span text:style-name="T202">J</text:span><text:span text:style-name="T215">a</text:span><text:span text:style-name="T202">n </text:span><text:span text:style-name="T215">Jansen</text:span><text:span text:style-name="T216">]</text:span></text:p>
      <text:p text:style-name="P57"><text:span text:style-name="Definition"><text:span text:style-name="T199">USER</text:span></text:span><text:span text:style-name="Definition"><text:span text:style-name="T258">na</text:span></text:span><text:span text:style-name="Definition"><text:span text:style-name="T261">me</text:span></text:span><text:span text:style-name="T198"><text:tab/><text:tab/><text:tab/></text:span><text:span text:style-name="T198"><draw:control text:anchor-type="as-char" svg:y="-0.429cm" draw:z-index="12" draw:name="Gberuikersnaam 2" draw:style-name="gr2" draw:text-style-name="P102" svg:width="6.002cm" svg:height="0.6cm" draw:control="control13"><svg:title>Gebruikersnaam</svg:title><svg:desc>Korte naam, bijv. jan</svg:desc></draw:control></text:span><text:span text:style-name="T198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8">j</text:span><text:span text:style-name="T159">a</text:span><text:span text:style-name="T158">n</text:span><text:span text:style-name="T160">]</text:span></text:p>
      <text:p text:style-name="P52"><text:span text:style-name="Definition"><text:span text:style-name="T258">COMPUTERNA</text:span></text:span><text:span text:style-name="Definition"><text:span text:style-name="T261">me</text:span></text:span><text:span text:style-name="T217"><text:tab/></text:span><text:span text:style-name="T258"><draw:control text:anchor-type="as-char" svg:y="-0.429cm" draw:z-index="13" draw:name="Computernaam 1" draw:style-name="gr2" draw:text-style-name="P102" svg:width="6.002cm" svg:height="0.6cm" draw:control="control14"><svg:title>Computernaam</svg:title><svg:desc>Unieke naam van de computer</svg:desc></draw:control></text:span><text:span text:style-name="T258"><text:tab/></text:span><text:span text:style-name="T220">[</text:span><text:span text:style-name="T218">na</text:span><text:span text:style-name="T221">me of the</text:span><text:span text:style-name="T218"> compute</text:span><text:span text:style-name="T219">r, </text:span><text:span text:style-name="T221">e.g.</text:span><text:span text:style-name="T222"> </text:span><text:span text:style-name="T223">pc02</text:span><text:span text:style-name="T220">]</text:span></text:p>
      <text:p text:style-name="P55"><text:span text:style-name="Definition"><text:span text:style-name="T225">USER</text:span></text:span><text:span text:style-name="T224"><text:tab/><text:tab/></text:span><text:span text:style-name="T204"> <text:tab/><text:tab/><text:tab/></text:span><text:span text:style-name="T206"><draw:control text:anchor-type="as-char" svg:y="-0.429cm" draw:z-index="14" draw:name="Gebruiker 3" draw:style-name="gr2" draw:text-style-name="P102" svg:width="6.002cm" svg:height="0.6cm" draw:control="control15"><svg:title>Gebruiker</svg:title><svg:desc>Volledige naam, bijv. Jan Stek</svg:desc></draw:control></text:span><text:span text:style-name="T206"><text:tab/></text:span><text:span text:style-name="T207">[</text:span><text:span text:style-name="T209">full </text:span><text:span text:style-name="T210">na</text:span><text:span text:style-name="T211">me</text:span><text:span text:style-name="T210"> possibly </text:span><text:span text:style-name="T212">addit</text:span><text:span text:style-name="T214">i</text:span><text:span text:style-name="T212">onal </text:span><text:span text:style-name="T213">user</text:span><text:span text:style-name="T203">]</text:span></text:p>
      <text:p text:style-name="P95"><text:span text:style-name="Definition"><text:span text:style-name="T225">USERN</text:span></text:span><text:span text:style-name="Definition"><text:span text:style-name="T226">a</text:span></text:span><text:span text:style-name="Definition"><text:span text:style-name="T227">me</text:span></text:span><text:span text:style-name="Definition"><text:span text:style-name="T231"><text:tab/><text:tab/><text:tab/></text:span></text:span><text:span text:style-name="T198"><draw:control text:anchor-type="as-char" svg:y="-0.429cm" draw:z-index="15" draw:name="Gberuikersnaam 3" draw:style-name="gr2" draw:text-style-name="P102" svg:width="6.002cm" svg:height="0.6cm" draw:control="control16"><svg:title>Gebruikersnaam</svg:title><svg:desc>Korte naam, bijv. jan</svg:desc></draw:control></text:span><text:span text:style-name="T198"><text:tab/></text:span><text:span text:style-name="T229">[</text:span><text:span text:style-name="T230">user</text:span><text:span text:style-name="T228"> </text:span><text:span text:style-name="T233">na</text:span><text:span text:style-name="T234">me</text:span><text:span text:style-name="T233"> possibly </text:span><text:span text:style-name="T235">addit</text:span><text:span text:style-name="T237">i</text:span><text:span text:style-name="T235">onal </text:span><text:span text:style-name="T236">user</text:span><text:span text:style-name="T232">]</text:span></text:p>
      <text:p text:style-name="P52"><text:span text:style-name="T161">Replace the </text:span><text:span text:style-name="T173">underlined</text:span><text:span text:style-name="T161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61">.</text:span></text:p>
      <text:p text:style-name="P6"/>
      <text:p text:style-name="P6"/>
      <text:p text:style-name="P53"><text:span text:style-name="T169">Not yet on Linux?</text:span><text:span text:style-name="T162"><text:tab/></text:span><text:span text:style-name="T167"><text:tab/></text:span><text:span text:style-name="T168">Use</text:span><text:span text:style-name="T163"> </text:span><text:span text:style-name="Strong_20_Emphasis"><text:span text:style-name="T171">Checklist </text:span></text:span><text:span text:style-name="Strong_20_Emphasis"><text:span text:style-name="T172">transfer</text:span></text:span><text:span text:style-name="T163"> o</text:span><text:span text:style-name="T166">n</text:span><text:span text:style-name="T163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4"> </text:span><text:span text:style-name="T166">u</text:span><text:span text:style-name="T164">nder </text:span><text:span text:style-name="T170">Linux</text:span><text:span text:style-name="T165">.</text:span></text:p>
      <text:p text:style-name="P48"><text:span text:style-name="T252">New installation?</text:span><text:span text:style-name="T254"><text:tab/></text:span><text:span text:style-name="T255"></text:span><text:span text:style-name="T256"><text:tab/>Start at chapter </text:span><text:span text:style-name="T253"><text:bookmark-ref text:reference-format="page" text:ref-name="__RefNumPara__4009_12717081281">2</text:bookmark-ref></text:span><text:span text:style-name="T253"><text:s text:c="2"/></text:span><text:span text:style-name="T253"><text:bookmark-ref text:reference-format="text" text:ref-name="__RefNumPara__4009_12717081281">Perform installation</text:bookmark-ref></text:span><text:span text:style-name="T257">.</text:span></text:p>
      <text:p text:style-name="P50"/>
      <text:p text:style-name="P52"><text:span text:style-name="Strong_20_Emphasis"><text:span text:style-name="T28"/></text:span></text:p>
      <text:list xml:id="list3337155102" text:style-name="L1">
        <text:list-item>
          <text:p text:style-name="P98"><text:bookmark-start text:name="__RefNumPara__4083_1271708128"/>Prepar<text:span text:style-name="T265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109">Login any additional </text:span></text:span><text:span text:style-name="Definition"><text:span text:style-name="T240">USER</text:span></text:span><text:span text:style-name="User_20_Entry"><text:span text:style-name="T110">s</text:span></text:span><text:span text:style-name="User_20_Entry"><text:span text:style-name="T119"> </text:span></text:span><text:span text:style-name="User_20_Entry"><text:span text:style-name="T109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8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42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90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3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, or copy and paste,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3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3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8" office:value-type="string">
            <text:p text:style-name="P73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0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7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39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78">1 - Prepar</text:span></text:span><text:span text:style-name="Strong_20_Emphasis"><text:span text:style-name="T81">e </text:span></text:span><text:span text:style-name="Strong_20_Emphasis"><text:span text:style-name="T78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01711800937631" text:continue-numbering="true" text:style-name="L1">
        <text:list-item>
          <text:p text:style-name="P97"><text:bookmark-start text:name="__RefNumPara__4009_12717081281"/><text:span text:style-name="Strong_20_Emphasis"><text:span text:style-name="T174">Perform installation</text:span></text:span><text:bookmark-end text:name="__RefNumPara__4009_12717081281"/></text:p>
        </text:list-item>
      </text:list>
      <text:p text:style-name="P72"><text:span text:style-name="Strong_20_Emphasis"><text:span text:style-name="T17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75">Boot the computer from</text:span><text:span text:style-name="T177"><text:note text:id="ftn5" text:note-class="footnote"><text:note-citation>1</text:note-citation><text:note-body><text:p text:style-name="P93"><text:span text:style-name="T120">Boot menu/Setup via one of the </text:span><text:span text:style-name="T121">f</text:span><text:span text:style-name="T120">requently used keys:</text:span> Esc, Delete, F1, F2, <text:span text:style-name="T270">F9, </text:span>F10, F11, or F12.</text:p></text:note-body></text:note></text:span><text:span text:style-name="T175"> an </text:span><text:span text:style-name="T147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49"><text:s/>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T176">Live</text:span><text:span text:style-name="T92"><text:note text:id="ftn6" text:note-class="footnote"><text:note-citation>2</text:note-citation><text:note-body><text:p text:style-name="P7"><text:span text:style-name="T238">From a Live USB stick (or DVD) you can boot and work with </text:span><text:span text:style-name="Strong_20_Emphasis"><text:span text:style-name="T180"><text:user-field-get text:name="Distro">Debian</text:user-field-get></text:span></text:span><text:span text:style-name="Strong_20_Emphasis"><text:span text:style-name="T180"><text:s/></text:span></text:span><text:span text:style-name="T238">without modifying any files on the hard drive and also allows installation of </text:span><text:span text:style-name="Strong_20_Emphasis"><text:span text:style-name="T180"><text:user-field-get text:name="Distro">Debian</text:user-field-get></text:span></text:span><text:span text:style-name="Strong_20_Emphasis"><text:span text:style-name="T180">.</text:span></text:span></text:p></text:note-body></text:note></text:span><text:span text:style-name="T91"> USB stick</text:span><text:span text:style-name="T93"><text:note text:id="ftn7" text:note-class="footnote"><text:note-citation>3</text:note-citation><text:note-body><text:p text:style-name="P91"><text:span text:style-name="Strong_20_Emphasis"><text:span text:style-name="T104">In a graphical working environment:<text:line-break/>Download a CD image file (.iso) from</text:span></text:span><text:span text:style-name="Strong_20_Emphasis"><text:span text:style-name="T102"> </text:span></text:span><text:a xlink:type="simple" xlink:href="https://www.debian.org/CD/live/" text:style-name="Internet_20_link" text:visited-style-name="Visited_20_Internet_20_Link"><text:span text:style-name="Strong_20_Emphasis"><text:span text:style-name="T241">debian.org/cd/live</text:span></text:span></text:a><text:span text:style-name="Strong_20_Emphasis"><text:span text:style-name="T102">, </text:span></text:span><text:span text:style-name="Strong_20_Emphasis"><text:span text:style-name="T108">under </text:span></text:span><text:span text:style-name="Strong_20_Emphasis"><text:span text:style-name="T117">DVD/USB</text:span></text:span><text:span text:style-name="Strong_20_Emphasis"><text:span text:style-name="T102"> click </text:span></text:span><text:span text:style-name="Strong_20_Emphasis"><text:span text:style-name="T108">on </text:span></text:span><text:span text:style-name="Strong_20_Emphasis"><text:span text:style-name="T117">amd64</text:span></text:span><text:span text:style-name="Strong_20_Emphasis"><text:span text:style-name="T108">.</text:span></text:span><text:span text:style-name="Strong_20_Emphasis"><text:span text:style-name="T102"><text:line-break/></text:span></text:span><text:span text:style-name="Strong_20_Emphasis"><text:span text:style-name="T105">Click on</text:span></text:span><text:span text:style-name="Strong_20_Emphasis"><text:span text:style-name="T103"> </text:span></text:span><text:span text:style-name="T111">debian-live-1</text:span><text:span text:style-name="T117">2</text:span><text:span text:style-name="T111">.</text:span><text:span text:style-name="T118">x</text:span><text:span text:style-name="T111">.</text:span><text:span text:style-name="T118">y</text:span><text:span text:style-name="T112">-</text:span><text:span text:style-name="T111">amd64-</text:span><text:span text:style-name="T112">gnome</text:span><text:span text:style-name="T113">.iso</text:span><text:span text:style-name="Strong_20_Emphasis"><text:span text:style-name="T101">.<text:line-break/></text:span></text:span><text:span text:style-name="Strong_20_Emphasis"><text:span text:style-name="T104">Insert a USB stick of at least 4 GB.<text:line-break/>Locate </text:span></text:span><text:span text:style-name="Strong_20_Emphasis"><text:span text:style-name="T114">disk</text:span></text:span><text:span text:style-name="Strong_20_Emphasis"><text:span text:style-name="T104"> and click the </text:span></text:span><text:span text:style-name="Strong_20_Emphasis"><text:span text:style-name="T115">Disks</text:span></text:span><text:span text:style-name="Strong_20_Emphasis"><text:span text:style-name="T104"> icon. Select the USB stick in the list of disks on the left and click </text:span></text:span><text:span text:style-name="Strong_20_Emphasis"><text:span text:style-name="T115">Disk </text:span></text:span><text:span text:style-name="Strong_20_Emphasis"><text:span text:style-name="T114">settings</text:span></text:span><text:span text:style-name="Strong_20_Emphasis"><text:span text:style-name="T104"> ⋮ (icon with the three dots) in the top right corner.</text:span></text:span></text:p><text:p text:style-name="P43"><text:span text:style-name="Strong_20_Emphasis"><text:span text:style-name="T104"><text:tab/>Choose </text:span></text:span><text:span text:style-name="Strong_20_Emphasis"><text:span text:style-name="T115">Restore Disk Image</text:span></text:span><text:span text:style-name="Strong_20_Emphasis"><text:span text:style-name="T104"> and select the CD image file (.iso) you just downloaded.</text:span></text:span></text:p><text:p text:style-name="P43"><text:span text:style-name="Strong_20_Emphasis"><text:span text:style-name="T106"><text:tab/>Click </text:span></text:span><text:span text:style-name="Strong_20_Emphasis"><text:span text:style-name="T116">Start Restore</text:span></text:span><text:span text:style-name="Strong_20_Emphasis"><text:span text:style-name="T106">, and then click </text:span></text:span><text:span text:style-name="Strong_20_Emphasis"><text:span text:style-name="T116">Restore</text:span></text:span><text:span text:style-name="Strong_20_Emphasis"><text:span text:style-name="T106">.</text:span></text:span></text:p><text:p text:style-name="P43"><text:span text:style-name="Strong_20_Emphasis"><text:span text:style-name="T106"><text:tab/>Or use the </text:span></text:span><text:span text:style-name="Strong_20_Emphasis"><text:span text:style-name="T116">Etcher</text:span></text:span><text:span text:style-name="Strong_20_Emphasis"><text:span text:style-name="T106"> program </text:span></text:span><text:span text:style-name="Strong_20_Emphasis"><text:span text:style-name="T107">(</text:span></text:span><text:a xlink:type="simple" xlink:href="https://www.balena.io/etcher/" text:style-name="Internet_20_link" text:visited-style-name="Visited_20_Internet_20_Link"><text:span text:style-name="Strong_20_Emphasis"><text:span text:style-name="T242">etcher.io</text:span></text:span></text:a><text:span text:style-name="Strong_20_Emphasis"><text:span text:style-name="T107">) </text:span></text:span><text:span text:style-name="Strong_20_Emphasis"><text:span text:style-name="T106">available for Windows, macOS, and Linux.</text:span></text:span></text:p></text:note-body></text:note></text:span><text:span text:style-name="T91"> </text:span><text:span text:style-name="T94">o</text:span><text:span text:style-name="T95">r</text:span><text:span text:style-name="T94"> </text:span><text:span text:style-name="T95">DVD</text:span><text:span text:style-name="T94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2" office:value-type="string">
            <text:p text:style-name="P13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5"><text:span text:style-name="Strong_20_Emphasis"><text:span text:style-name="T63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3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39"><text:span text:style-name="Strong_20_Emphasis"><text:span text:style-name="T26">Start the installation by clicking </text:span></text:span><text:span text:style-name="Strong_20_Emphasis"><text:span text:style-name="T82">Activities</text:span></text:span><text:span text:style-name="Strong_20_Emphasis"><text:span text:style-name="T26"> and clicking </text:span></text:span><text:span text:style-name="Strong_20_Emphasis"><text:span text:style-name="T82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7" office:value-type="string">
            <text:p text:style-name="P76">If asked, type password <text:span text:style-name="T264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8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17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9"><text:span text:style-name="Strong_20_Emphasis"><text:span text:style-name="T97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2">At <text:span text:style-name="T266">Location</text:span>: 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8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0"><text:span text:style-name="T269">At</text:span> <text:span text:style-name="T266">Regio</text:span><text:span text:style-name="T268">n</text:span> <text:span text:style-name="T269">choose</text:span> <text:span text:style-name="T266">Europ</text:span><text:span text:style-name="T267">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5">At </text:span></text:span><text:span text:style-name="Strong_20_Emphasis"><text:span text:style-name="T84">Users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5" office:value-type="string">
            <text:p text:style-name="P75"><text:span text:style-name="Strong_20_Emphasis"><text:span text:style-name="T71">E</text:span></text:span><text:span text:style-name="Strong_20_Emphasis"><text:span text:style-name="T64">nter </text:span></text:span><text:span text:style-name="Strong_20_Emphasis"><text:span text:style-name="T84">What is your name</text:span></text:span><text:span text:style-name="Strong_20_Emphasis"><text:span text:style-name="T83"> </text:span></text:span><text:span text:style-name="Definition"><text:span text:style-name="T11">USER</text:span></text:span><text:span text:style-name="Strong_20_Emphasis"><text:span text:style-name="T68">, <text:line-break/></text:span></text:span><text:span text:style-name="Strong_20_Emphasis"><text:span text:style-name="T88">What name do you want to use to log in</text:span></text:span><text:span text:style-name="Strong_20_Emphasis"><text:span text:style-name="T6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9">,<text:line-break/></text:span></text:span><text:span text:style-name="Strong_20_Emphasis"><text:span text:style-name="T89">What is the na</text:span></text:span><text:span text:style-name="Strong_20_Emphasis"><text:span text:style-name="T88">me of </text:span></text:span><text:span text:style-name="Strong_20_Emphasis"><text:span text:style-name="T90">this</text:span></text:span><text:span text:style-name="Strong_20_Emphasis"><text:span text:style-name="T88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69">, </text:span></text:span><text:span text:style-name="Strong_20_Emphasis"><text:span text:style-name="T72">and</text:span></text:span><text:span text:style-name="Strong_20_Emphasis"><text:span text:style-name="T69"><text:line-break/></text:span></text:span><text:span text:style-name="Strong_20_Emphasis"><text:span text:style-name="T70">enter a </text:span></text:span><text:span text:style-name="Strong_20_Emphasis"><text:span text:style-name="T85">password</text:span></text:span><text:span text:style-name="Strong_20_Emphasis"><text:span text:style-name="T70"> twice.</text:span></text:span></text:p>
          </table:table-cell>
        </table:table-row>
      </table:table>
      <text:p text:style-name="P36"><text:span text:style-name="Strong_20_Emphasis"><text:span text:style-name="T66"/></text:span></text:p>
      <text:list xml:id="list101711116710493" text:continue-numbering="true" text:style-name="L1">
        <text:list-item>
          <text:p text:style-name="P100"><text:bookmark-start text:name="__RefNumPara__12966_2272496019"/><text:span text:style-name="Strong_20_Emphasis"><text:span text:style-name="T87">Finish installation</text:span></text:span><text:bookmark-end text:name="__RefNumPara__12966_2272496019"/></text:p>
        </text:list-item>
      </text:list>
      <text:p text:style-name="P3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3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9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3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42"><text:span text:style-name="T259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9">) for installing and managing Debian and Debian based systems like Ubuntu.</text:span>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90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63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the </text:span></text:span><text:span text:style-name="Strong_20_Emphasis"><text:span text:style-name="T75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, or copy and paste,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8" office:value-type="string">
            <text:p text:style-name="P74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9" office:value-type="string">
            <text:p text:style-name="P74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0" office:value-type="string">
            <text:p text:style-name="P74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3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0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79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8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132"> - 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7"><text:span text:style-name="Strong_20_Emphasis"><text:span text:style-name="T27"><text:tab/></text:span></text:span></text:p>
      <text:p text:style-name="P38"><text:span text:style-name="Strong_20_Emphasis"><text:span text:style-name="T45"/></text:span></text:p>
      <text:list xml:id="list101710398903388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4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63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2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1"><text:span text:style-name="User_20_Entry"><text:span text:style-name="T137">Login any additional </text:span></text:span><text:span text:style-name="Definition"><text:span text:style-name="T239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9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8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2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3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3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3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62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35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0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63">Super</text:span> key is the Windows key, Command key (Apple), or Magnifier key<text:span text:style-name="T178"> </text:span><text:span text:style-name="T179">(Chromebook)</text:span><text:span text:style-name="T178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9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4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6">4 - </text:span></text:span><text:span text:style-name="Strong_20_Emphasis"><text:span text:style-name="T76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4"/>
      <text:p text:style-name="P15"/>
      <text:p text:style-name="P70"><text:span text:style-name="T153">End of checklist,</text:span><text:span text:style-name="T150"> </text:span><text:span text:style-name="T150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49"><text:s/></text:span></text:span><text:span text:style-name="Strong_20_Emphasis"><text:span text:style-name="T151">LTS </text:span></text:span><text:span text:style-name="Strong_20_Emphasis"><text:span text:style-name="T152"><text:user-field-get text:name="Edition">Desktop</text:user-field-get></text:span></text:span><text:span text:style-name="Strong_20_Emphasis"><text:span text:style-name="T152"><text:s/></text:span></text:span><text:span text:style-name="Strong_20_Emphasis"><text:span text:style-name="T153">installation is complete.</text:span></text:span></text:p>
      <text:p text:style-name="P46"/>
      <text:p text:style-name="P56"><text:span text:style-name="Emphasis"><text:span text:style-name="T249">Written</text:span></text:span><text:span text:style-name="Emphasis"><text:span text:style-name="T247"> </text:span></text:span><text:span text:style-name="Emphasis"><text:span text:style-name="T249">by</text:span></text:span><text:span text:style-name="Emphasis"><text:span text:style-name="T24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8">Karel Zimmer</text:span></text:span></text:a><text:span text:style-name="Emphasis"><text:span text:style-name="T247">, </text:span></text:span><text:a xlink:type="simple" xlink:href="https://creativecommons.org/publicdomain/zero/1.0" text:style-name="Internet_20_link" text:visited-style-name="Visited_20_Internet_20_Link"><text:span text:style-name="Emphasis"><text:span text:style-name="T250">CC0 1.0 Universal</text:span></text:span></text:a><text:span text:style-name="Emphasis"><text:span text:style-name="T247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5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8-14T10:17:09.875657404">14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4T10:17:09.676161998</dc:date>
    <meta:keyword>Installatie</meta:keyword>
    <meta:keyword>Checklist</meta:keyword>
    <meta:keyword>Linux</meta:keyword>
    <meta:editing-cycles>6878</meta:editing-cycles>
    <meta:editing-duration>P12DT2H38M19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77" meta:character-count="4125" meta:non-whitespace-character-count="3494"/>
    <meta:user-defined meta:name="Info 1"/>
    <meta:user-defined meta:name="Info 2"/>
    <meta:user-defined meta:name="Info 3"/>
    <meta:user-defined meta:name="Info 4"/>
  </office:meta>
</office:document-meta>
</file>